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100000000000028000000190D12261AB.bmp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28000000190D12261AB.bmp"/>
  <manifest:file-entry manifest:media-type="image/png" manifest:full-path="Pictures/100000000000005E0000005E4FF81E94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1.3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solid" draw:fill-color="#dddddd" draw:opacity="100%" draw:textarea-horizontal-align="center" draw:textarea-vertical-align="middle" draw:shadow-offset-x="0.1201in" draw:shadow-offset-y="0.1201in" draw:shadow-opacity="10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Cost ($)</text:p>
          </table:table-cell>
          <table:table-cell office:value-type="string">
            <text:p>Index</text:p>
          </table:table-cell>
          <table:table-cell office:value-type="string">
            <text:p>Total IO cost (hours)</text:p>
          </table:table-cell>
        </table:table-row>
        <table:table-row table:style-name="ro1">
          <table:table-cell office:value-type="string">
            <text:p>900P</text:p>
          </table:table-cell>
          <table:table-cell office:value-type="float" office:value="386.78">
            <text:p>386.78</text:p>
          </table:table-cell>
          <table:table-cell office:value-type="string">
            <text:p>ECP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/>
          <table:table-cell office:value-type="float" office:value="386.78">
            <text:p>386.78</text:p>
          </table:table-cell>
          <table:table-cell office:value-type="string">
            <text:p>II</text:p>
          </table:table-cell>
          <table:table-cell office:value-type="float" office:value="23.07">
            <text:p>23.07</text:p>
          </table:table-cell>
        </table:table-row>
        <table:table-row table:style-name="ro1">
          <table:table-cell/>
          <table:table-cell office:value-type="float" office:value="386.78">
            <text:p>386.78</text:p>
          </table:table-cell>
          <table:table-cell office:value-type="string">
            <text:p>NV-tree</text:p>
          </table:table-cell>
          <table:table-cell office:value-type="float" office:value="7.56">
            <text:p>7.56</text:p>
          </table:table-cell>
        </table:table-row>
        <table:table-row table:style-name="ro1">
          <table:table-cell office:value-type="string">
            <text:p>Mem cache</text:p>
          </table:table-cell>
          <table:table-cell office:value-type="float" office:value="64.75">
            <text:p>64.75</text:p>
          </table:table-cell>
          <table:table-cell office:value-type="string">
            <text:p>ECP</text:p>
          </table:table-cell>
          <table:table-cell office:value-type="float" office:value="1.009">
            <text:p>1.01</text:p>
          </table:table-cell>
        </table:table-row>
        <table:table-row table:style-name="ro1">
          <table:table-cell/>
          <table:table-cell office:value-type="float" office:value="64.75">
            <text:p>64.75</text:p>
          </table:table-cell>
          <table:table-cell office:value-type="string">
            <text:p>II</text:p>
          </table:table-cell>
          <table:table-cell office:value-type="float" office:value="67.405221">
            <text:p>67.41</text:p>
          </table:table-cell>
        </table:table-row>
        <table:table-row table:style-name="ro1">
          <table:table-cell/>
          <table:table-cell office:value-type="float" office:value="64.75">
            <text:p>64.75</text:p>
          </table:table-cell>
          <table:table-cell office:value-type="string">
            <text:p>NV-tree</text:p>
          </table:table-cell>
          <table:table-cell office:value-type="float" office:value="6.614">
            <text:p>6.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>
            <draw:frame table:end-cell-address="Sheet1.J34" table:end-x="0.6043in" table:end-y="0.135in" draw:z-index="0" draw:style-name="gr1" draw:text-style-name="P1" svg:width="8.2685in" svg:height="4.5004in" svg:x="0.3252in" svg:y="0.0795in">
              <draw:object draw:notify-on-update-of-ranges="Sheet1.D1:Sheet1.D1 Sheet1.B2:Sheet1.B2 Sheet1.D2:Sheet1.D2 Sheet1.B3:Sheet1.B3 Sheet1.D3:Sheet1.D3 Sheet1.B4:Sheet1.B4 Sheet1.D4:Sheet1.D4 Sheet1.B5:Sheet1.B5 Sheet1.D5:Sheet1.D5 Sheet1.B6:Sheet1.B6 Sheet1.D6:Sheet1.D6 Sheet1.B7:Sheet1.B7 Sheet1.D7:Sheet1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90_20_Degrees" draw:display-name="Black 90 Degrees" draw:style="single" draw:color="#000000" draw:distance="0.0402in" draw:rotation="900"/>
    <draw:fill-image draw:name="Empty" xlink:href="Pictures/100000000000000800000008DD0ADA29.png" xlink:type="simple" xlink:show="embed" xlink:actuate="onLoad"/>
    <draw:fill-image draw:name="Scale" xlink:href="Pictures/100000000000028000000190D12261AB.bmp" xlink:type="simple" xlink:show="embed" xlink:actuate="onLoad"/>
    <draw:fill-image draw:name="Wet" xlink:href="Pictures/100000000000005E0000005E4FF81E94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08/16/2019</text:date>, <text:time>19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26S</meta:editing-duration>
    <meta:editing-cycles>6</meta:editing-cycles>
    <meta:generator>OpenOffice/4.1.6$Win32 OpenOffice.org_project/416m1$Build-9790</meta:generator>
    <dc:date>2019-08-16T19:49:00.42</dc:date>
    <dc:creator>Anders Munck</dc:creator>
    <meta:document-statistic meta:table-count="1" meta:cell-count="2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400" chart:reverse-direction="true" text:line-break="false" chart:axis-position="4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40" chart:reverse-direction="true" text:line-break="false" chart:axis-position="200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cccccc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bitmap" draw:fill-color="#999999" draw:fill-image-name="Scale" draw:opacity-name="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003cm" svg:height="11.432cm" xlink:href=".." xlink:type="simple" chart:class="chart:scatter" chart:style-name="ch1">
        <chart:title svg:x="8.605cm" svg:y="0.364cm" chart:style-name="ch2">
          <text:p>Price/performance</text:p>
        </chart:title>
        <chart:legend chart:legend-position="end" svg:x="17.179cm" svg:y="4.094cm" style:legend-expansion="high" chart:style-name="ch3"/>
        <chart:plot-area chart:style-name="ch4" table:cell-range-address="Sheet1.D1:Sheet1.D7 Sheet1.A2:Sheet1.C2 Sheet1.C3:Sheet1.C7 Sheet1.A5:Sheet1.A5" chart:data-source-has-labels="both" svg:x="1.457cm" svg:y="1.827cm" svg:width="14.881cm" svg:height="8.368cm">
          <chartooo:coordinate-region svg:x="1.736cm" svg:y="2.039cm" svg:width="14.508cm" svg:height="7.944cm"/>
          <chart:axis chart:dimension="x" chart:name="primary-x" chart:style-name="ch5" chartooo:axis-type="auto">
            <chart:title svg:x="6.882cm" svg:y="10.424cm" chart:style-name="ch6">
              <text:p>Price (USD; lower is better)</text:p>
            </chart:title>
            <chart:categories table:cell-range-address="Sheet1.D1:Sheet1.D1"/>
            <chart:grid chart:style-name="ch7" chart:class="major"/>
          </chart:axis>
          <chart:axis chart:dimension="y" chart:name="primary-y" chart:style-name="ch8">
            <chart:title svg:x="0.45cm" svg:y="8.238cm" chart:style-name="ch9">
              <text:p>IO cost (hours; lower is better)</text:p>
            </chart:title>
            <chart:grid chart:style-name="ch10" chart:class="major"/>
          </chart:axis>
          <chart:series chart:style-name="ch11" chart:values-cell-range-address="Sheet1.D2:Sheet1.D2" chart:label-cell-address="Sheet1.A2:Sheet1.A2 Sheet1.C2:Sheet1.C2" chart:class="chart:scatter">
            <chart:domain table:cell-range-address="Sheet1.B2:Sheet1.B2"/>
            <chart:data-point/>
          </chart:series>
          <chart:series chart:style-name="ch12" chart:values-cell-range-address="Sheet1.D3:Sheet1.D3" chart:label-cell-address="Sheet1.A2:Sheet1.A2 Sheet1.C3:Sheet1.C3" chart:class="chart:scatter">
            <chart:domain table:cell-range-address="Sheet1.B3:Sheet1.B3"/>
            <chart:data-point/>
          </chart:series>
          <chart:series chart:style-name="ch13" chart:values-cell-range-address="Sheet1.D4:Sheet1.D4" chart:label-cell-address="Sheet1.A2:Sheet1.A2 Sheet1.C4:Sheet1.C4" chart:class="chart:scatter">
            <chart:domain table:cell-range-address="Sheet1.B4:Sheet1.B4"/>
            <chart:data-point/>
          </chart:series>
          <chart:series chart:style-name="ch14" chart:values-cell-range-address="Sheet1.D5:Sheet1.D5" chart:label-cell-address="Sheet1.A5:Sheet1.A5 Sheet1.C5:Sheet1.C5" chart:class="chart:scatter">
            <chart:domain table:cell-range-address="Sheet1.B5:Sheet1.B5"/>
            <chart:data-point/>
          </chart:series>
          <chart:series chart:style-name="ch15" chart:values-cell-range-address="Sheet1.D6:Sheet1.D6" chart:label-cell-address="Sheet1.A5:Sheet1.A5 Sheet1.C6:Sheet1.C6" chart:class="chart:scatter">
            <chart:domain table:cell-range-address="Sheet1.B6:Sheet1.B6"/>
            <chart:data-point/>
          </chart:series>
          <chart:series chart:style-name="ch16" chart:values-cell-range-address="Sheet1.D7:Sheet1.D7" chart:label-cell-address="Sheet1.A5:Sheet1.A5 Sheet1.C7:Sheet1.C7" chart:class="chart:scatter">
            <chart:domain table:cell-range-address="Sheet1.B7:Sheet1.B7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900P ECP</text:p>
                <text:list>
                  <text:list-item>
                    <text:p>900P</text:p>
                  </text:list-item>
                  <text:list-item>
                    <text:p>ECP</text:p>
                  </text:list-item>
                </text:list>
                <draw:g>
                  <svg:desc>Sheet1.A2:Sheet1.A2 Sheet1.C2:Sheet1.C2</svg:desc>
                </draw:g>
              </table:table-cell>
              <table:table-cell office:value-type="string">
                <text:p/>
              </table:table-cell>
              <table:table-cell office:value-type="string">
                <text:p>900P II</text:p>
                <text:list>
                  <text:list-item>
                    <text:p>900P</text:p>
                  </text:list-item>
                  <text:list-item>
                    <text:p>II</text:p>
                  </text:list-item>
                </text:list>
                <draw:g>
                  <svg:desc>Sheet1.A2:Sheet1.A2 Sheet1.C3:Sheet1.C3</svg:desc>
                </draw:g>
              </table:table-cell>
              <table:table-cell office:value-type="string">
                <text:p/>
              </table:table-cell>
              <table:table-cell office:value-type="string">
                <text:p>900P NV-tree</text:p>
                <text:list>
                  <text:list-item>
                    <text:p>900P</text:p>
                  </text:list-item>
                  <text:list-item>
                    <text:p>NV-tree</text:p>
                  </text:list-item>
                </text:list>
                <draw:g>
                  <svg:desc>Sheet1.A2:Sheet1.A2 Sheet1.C4:Sheet1.C4</svg:desc>
                </draw:g>
              </table:table-cell>
              <table:table-cell office:value-type="string">
                <text:p/>
              </table:table-cell>
              <table:table-cell office:value-type="string">
                <text:p>Mem cache ECP</text:p>
                <text:list>
                  <text:list-item>
                    <text:p>Mem cache</text:p>
                  </text:list-item>
                  <text:list-item>
                    <text:p>ECP</text:p>
                  </text:list-item>
                </text:list>
                <draw:g>
                  <svg:desc>Sheet1.A5:Sheet1.A5 Sheet1.C5:Sheet1.C5</svg:desc>
                </draw:g>
              </table:table-cell>
              <table:table-cell office:value-type="string">
                <text:p/>
              </table:table-cell>
              <table:table-cell office:value-type="string">
                <text:p>Mem cache II</text:p>
                <text:list>
                  <text:list-item>
                    <text:p>Mem cache</text:p>
                  </text:list-item>
                  <text:list-item>
                    <text:p>II</text:p>
                  </text:list-item>
                </text:list>
                <draw:g>
                  <svg:desc>Sheet1.A5:Sheet1.A5 Sheet1.C6:Sheet1.C6</svg:desc>
                </draw:g>
              </table:table-cell>
              <table:table-cell office:value-type="string">
                <text:p/>
              </table:table-cell>
              <table:table-cell office:value-type="string">
                <text:p>Mem cache NV-tree</text:p>
                <text:list>
                  <text:list-item>
                    <text:p>Mem cache</text:p>
                  </text:list-item>
                  <text:list-item>
                    <text:p>NV-tree</text:p>
                  </text:list-item>
                </text:list>
                <draw:g>
                  <svg:desc>Sheet1.A5:Sheet1.A5 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IO cost (hours)</text:p>
                <draw:g>
                  <svg:desc>Sheet1.D1:Sheet1.D1</svg:desc>
                </draw:g>
              </table:table-cell>
              <table:table-cell office:value-type="float" office:value="386.78">
                <text:p>386.78</text:p>
                <draw:g>
                  <svg:desc>Sheet1.B2:Sheet1.B2</svg:desc>
                </draw:g>
              </table:table-cell>
              <table:table-cell office:value-type="float" office:value="0.36">
                <text:p>0.36</text:p>
                <draw:g>
                  <svg:desc>Sheet1.D2:Sheet1.D2</svg:desc>
                </draw:g>
              </table:table-cell>
              <table:table-cell office:value-type="float" office:value="386.78">
                <text:p>386.78</text:p>
                <draw:g>
                  <svg:desc>Sheet1.B3:Sheet1.B3</svg:desc>
                </draw:g>
              </table:table-cell>
              <table:table-cell office:value-type="float" office:value="23.07">
                <text:p>23.07</text:p>
                <draw:g>
                  <svg:desc>Sheet1.D3:Sheet1.D3</svg:desc>
                </draw:g>
              </table:table-cell>
              <table:table-cell office:value-type="float" office:value="386.78">
                <text:p>386.78</text:p>
                <draw:g>
                  <svg:desc>Sheet1.B4:Sheet1.B4</svg:desc>
                </draw:g>
              </table:table-cell>
              <table:table-cell office:value-type="float" office:value="7.56">
                <text:p>7.56</text:p>
                <draw:g>
                  <svg:desc>Sheet1.D4:Sheet1.D4</svg:desc>
                </draw:g>
              </table:table-cell>
              <table:table-cell office:value-type="float" office:value="64.75">
                <text:p>64.75</text:p>
                <draw:g>
                  <svg:desc>Sheet1.B5:Sheet1.B5</svg:desc>
                </draw:g>
              </table:table-cell>
              <table:table-cell office:value-type="float" office:value="1.009">
                <text:p>1.009</text:p>
                <draw:g>
                  <svg:desc>Sheet1.D5:Sheet1.D5</svg:desc>
                </draw:g>
              </table:table-cell>
              <table:table-cell office:value-type="float" office:value="64.75">
                <text:p>64.75</text:p>
                <draw:g>
                  <svg:desc>Sheet1.B6:Sheet1.B6</svg:desc>
                </draw:g>
              </table:table-cell>
              <table:table-cell office:value-type="float" office:value="67.405221">
                <text:p>67.405221</text:p>
                <draw:g>
                  <svg:desc>Sheet1.D6:Sheet1.D6</svg:desc>
                </draw:g>
              </table:table-cell>
              <table:table-cell office:value-type="float" office:value="64.75">
                <text:p>64.75</text:p>
                <draw:g>
                  <svg:desc>Sheet1.B7:Sheet1.B7</svg:desc>
                </draw:g>
              </table:table-cell>
              <table:table-cell office:value-type="float" office:value="6.614">
                <text:p>6.614</text:p>
                <draw:g>
                  <svg:desc>Sheet1.D7:Sheet1.D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cale" xlink:href="Pictures/100000000000028000000190D12261AB.bmp" xlink:type="simple" xlink:show="embed" xlink:actuate="onLoad"/>
    <draw:opacity draw:name="ChartTransparencyGradient_20_1" draw:display-name="ChartTransparencyGradient 1" draw:style="linear" draw:start="100%" draw:end="0%" draw:angle="0" draw:border="0%"/>
  </office:styles>
</office:document-styles>
</file>